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7dd7" officeooo:paragraph-rsid="001f7dd7"/>
    </style:style>
    <style:style style:name="P2" style:family="paragraph" style:parent-style-name="Standard">
      <style:paragraph-properties fo:text-align="justify" style:justify-single-word="false"/>
      <style:text-properties officeooo:rsid="001f7dd7" officeooo:paragraph-rsid="001f7dd7"/>
    </style:style>
    <style:style style:name="P3" style:family="paragraph" style:parent-style-name="Standard">
      <style:text-properties fo:font-size="16pt" fo:font-weight="bold" officeooo:rsid="001f7dd7" officeooo:paragraph-rsid="001f7dd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officeooo:rsid="001f7dd7" officeooo:paragraph-rsid="001f7dd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219c87" officeooo:paragraph-rsid="00219c87"/>
    </style:style>
    <style:style style:name="P6" style:family="paragraph" style:parent-style-name="Standard">
      <style:text-properties fo:font-weight="bold" officeooo:rsid="001f7dd7" officeooo:paragraph-rsid="001f7dd7" style:font-weight-asian="bold" style:font-weight-complex="bold"/>
    </style:style>
    <style:style style:name="P7" style:family="paragraph" style:parent-style-name="Standard">
      <style:text-properties fo:font-weight="bold" officeooo:rsid="001f7dd7" officeooo:paragraph-rsid="0022f5f6" style:font-weight-asian="bold" style:font-weight-complex="bold"/>
    </style:style>
    <style:style style:name="P8" style:family="paragraph" style:parent-style-name="Standard">
      <style:text-properties fo:font-weight="bold" officeooo:rsid="001f7dd7" officeooo:paragraph-rsid="00248da1" style:font-weight-asian="bold" style:font-weight-complex="bold"/>
    </style:style>
    <style:style style:name="P9" style:family="paragraph" style:parent-style-name="Standard">
      <style:text-properties fo:font-weight="bold" officeooo:rsid="00248da1" officeooo:paragraph-rsid="00248da1" style:font-weight-asian="bold" style:font-weight-complex="bold"/>
    </style:style>
    <style:style style:name="P10" style:family="paragraph" style:parent-style-name="Standard">
      <style:text-properties fo:font-weight="bold" officeooo:rsid="00248da1" officeooo:paragraph-rsid="0024d085" style:font-weight-asian="bold" style:font-weight-complex="bold"/>
    </style:style>
    <style:style style:name="P11" style:family="paragraph" style:parent-style-name="Standard">
      <style:text-properties fo:font-weight="bold" officeooo:rsid="0024d085" officeooo:paragraph-rsid="0024d085" style:font-weight-asian="bold" style:font-weight-complex="bold"/>
    </style:style>
    <style:style style:name="P12" style:family="paragraph" style:parent-style-name="Standard">
      <style:text-properties fo:font-weight="bold" officeooo:rsid="002564e3" officeooo:paragraph-rsid="002564e3" style:font-weight-asian="bold" style:font-weight-complex="bold"/>
    </style:style>
    <style:style style:name="P13" style:family="paragraph" style:parent-style-name="Standard">
      <style:text-properties fo:font-weight="bold" officeooo:rsid="002564e3" officeooo:paragraph-rsid="00266c78" style:font-weight-asian="bold" style:font-weight-complex="bold"/>
    </style:style>
    <style:style style:name="P14" style:family="paragraph" style:parent-style-name="Standard">
      <style:text-properties fo:font-weight="bold" officeooo:rsid="0026fa64" officeooo:paragraph-rsid="0026fa64" style:font-weight-asian="bold" style:font-weight-complex="bold"/>
    </style:style>
    <style:style style:name="P15" style:family="paragraph" style:parent-style-name="Standard">
      <style:text-properties fo:font-weight="bold" officeooo:rsid="002c4c0c" officeooo:paragraph-rsid="002c4c0c" style:font-weight-asian="bold" style:font-weight-complex="bold"/>
    </style:style>
    <style:style style:name="P16" style:family="paragraph" style:parent-style-name="Standard">
      <style:text-properties fo:font-weight="bold" officeooo:rsid="002cc599" officeooo:paragraph-rsid="002cc599" style:font-weight-asian="bold" style:font-weight-complex="bold"/>
    </style:style>
    <style:style style:name="P17" style:family="paragraph" style:parent-style-name="Standard">
      <style:text-properties fo:font-weight="bold" officeooo:rsid="002e5360" officeooo:paragraph-rsid="002e5360" style:font-weight-asian="bold" style:font-weight-complex="bold"/>
    </style:style>
    <style:style style:name="P18" style:family="paragraph" style:parent-style-name="Standard">
      <style:text-properties fo:font-weight="bold" officeooo:rsid="002f3303" officeooo:paragraph-rsid="002f3303" style:font-weight-asian="bold" style:font-weight-complex="bold"/>
    </style:style>
    <style:style style:name="P19" style:family="paragraph" style:parent-style-name="Standard">
      <style:text-properties fo:font-weight="bold" officeooo:rsid="0030f52c" officeooo:paragraph-rsid="0030f52c" style:font-weight-asian="bold" style:font-weight-complex="bold"/>
    </style:style>
    <style:style style:name="P20" style:family="paragraph" style:parent-style-name="Standard">
      <style:text-properties fo:font-weight="bold" officeooo:rsid="00324db2" officeooo:paragraph-rsid="00324db2" style:font-weight-asian="bold" style:font-weight-complex="bold"/>
    </style:style>
    <style:style style:name="P21" style:family="paragraph" style:parent-style-name="Standard">
      <style:text-properties fo:font-weight="bold" officeooo:rsid="0032defe" officeooo:paragraph-rsid="0032defe" style:font-weight-asian="bold" style:font-weight-complex="bold"/>
    </style:style>
    <style:style style:name="P22" style:family="paragraph" style:parent-style-name="Standard">
      <style:text-properties fo:font-weight="bold" officeooo:rsid="00346a7f" officeooo:paragraph-rsid="00346a7f" style:font-weight-asian="bold" style:font-weight-complex="bold"/>
    </style:style>
    <style:style style:name="P23" style:family="paragraph" style:parent-style-name="Standard">
      <style:text-properties fo:font-weight="bold" officeooo:rsid="00346a7f" officeooo:paragraph-rsid="00362135" style:font-weight-asian="bold" style:font-weight-complex="bold"/>
    </style:style>
    <style:style style:name="P24" style:family="paragraph" style:parent-style-name="Standard">
      <style:text-properties fo:font-weight="bold" officeooo:rsid="00362135" officeooo:paragraph-rsid="00362135" style:font-weight-asian="bold" style:font-weight-complex="bold"/>
    </style:style>
    <style:style style:name="P25" style:family="paragraph" style:parent-style-name="Standard">
      <style:text-properties fo:font-weight="bold" officeooo:rsid="00367e54" officeooo:paragraph-rsid="00367e54" style:font-weight-asian="bold" style:font-weight-complex="bold"/>
    </style:style>
    <style:style style:name="P26" style:family="paragraph" style:parent-style-name="Standard">
      <style:text-properties fo:font-weight="bold" officeooo:rsid="00371c32" officeooo:paragraph-rsid="00371c32" style:font-weight-asian="bold" style:font-weight-complex="bold"/>
    </style:style>
    <style:style style:name="P27" style:family="paragraph" style:parent-style-name="Standard">
      <style:text-properties fo:font-weight="bold" officeooo:rsid="00386cfb" officeooo:paragraph-rsid="00386cfb" style:font-weight-asian="bold" style:font-weight-complex="bold"/>
    </style:style>
    <style:style style:name="P28" style:family="paragraph" style:parent-style-name="Standard">
      <style:text-properties fo:font-weight="bold" officeooo:rsid="00394cbb" officeooo:paragraph-rsid="00394cbb" style:font-weight-asian="bold" style:font-weight-complex="bold"/>
    </style:style>
    <style:style style:name="P29" style:family="paragraph" style:parent-style-name="Standard">
      <style:text-properties fo:font-weight="bold" officeooo:rsid="0039f511" officeooo:paragraph-rsid="0039f511" style:font-weight-asian="bold" style:font-weight-complex="bold"/>
    </style:style>
    <style:style style:name="P30" style:family="paragraph" style:parent-style-name="Standard">
      <style:text-properties fo:font-weight="bold" officeooo:rsid="003ae6da" officeooo:paragraph-rsid="003ae6da" style:font-weight-asian="bold" style:font-weight-complex="bold"/>
    </style:style>
    <style:style style:name="P31" style:family="paragraph" style:parent-style-name="Standard">
      <style:text-properties fo:font-weight="bold" officeooo:rsid="003c0029" officeooo:paragraph-rsid="003c0029" style:font-weight-asian="bold" style:font-weight-complex="bold"/>
    </style:style>
    <style:style style:name="P32" style:family="paragraph" style:parent-style-name="Standard">
      <style:text-properties fo:font-weight="bold" officeooo:rsid="003dd0dd" officeooo:paragraph-rsid="003dd0d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22f5f6"/>
    </style:style>
    <style:style style:name="T3" style:family="text">
      <style:text-properties officeooo:rsid="00248da1"/>
    </style:style>
    <style:style style:name="T4" style:family="text">
      <style:text-properties officeooo:rsid="0024d085"/>
    </style:style>
    <style:style style:name="T5" style:family="text">
      <style:text-properties officeooo:rsid="0026fa64"/>
    </style:style>
    <style:style style:name="T6" style:family="text">
      <style:text-properties officeooo:rsid="002a2b28"/>
    </style:style>
    <style:style style:name="T7" style:family="text">
      <style:text-properties officeooo:rsid="002a5ba2"/>
    </style:style>
    <style:style style:name="T8" style:family="text">
      <style:text-properties officeooo:rsid="003621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ux Fundamentals </text:p>
      <text:p text:style-name="P4">Justin Josep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span text:style-name="T1"><text:tab/>Abstract</text:span></text:p>
      <text:p text:style-name="P1"/>
      <text:p text:style-name="P1"/>
      <text:p text:style-name="P1"/>
      <text:p text:style-name="P1"><text:tab/>This book is meant to be used in an instructor-led training. For self-study, the intent is to read this book next to a working Linux computer so you can immediately do every subject, practicing each command.</text:p>
      <text:p text:style-name="P1"/>
      <text:p text:style-name="P1">This book is aimed at novice Linux system administrators (and might be interesting and useful for home users that want to know a bit more about their Linux system). However, this book is not meant as an introduction to Linux desktop applications like text editors, browsers, mail clients, multimedia or office application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Copyright 2010-2018 Mewije Info Technics, Justin Joseph</text:p>
      <text:p text:style-name="P2"/>
      <text:p text:style-name="P2"/>
      <text:p text:style-name="P2">Permission is granted to copy, distribute and/or modify this document under the terms of the GNU Free Documentation License, Version 1.3 or any later version published by the Free Software Foundation; with no Invariant Sections, no Front-Cover Texts, and no Back-Cover Texts. A copy of the license is included in the section entitled 'GNU Free Documentation License'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tab/><text:tab/><text:tab/><text:tab/><text:tab/><text:tab/><text:tab/><text:tab/><text:tab/><text:tab/>Table of Contents</text:p>
      <text:p text:style-name="P7"><text:span text:style-name="T2">I. Introduction to <text:s/>Linux</text:span></text:p>
      <text:p text:style-name="P7"/>
      <text:p text:style-name="P8"><text:span text:style-name="T3"><text:tab/>1. Linux <text:s/>history</text:span></text:p>
      <text:p text:style-name="P8"><text:span text:style-name="T3"><text:tab/><text:tab/>1.1. 1969 </text:span></text:p>
      <text:p text:style-name="P9"><text:tab/><text:tab/>1.2. 1980s</text:p>
      <text:p text:style-name="P9"><text:tab/><text:tab/>1.3. 1990s</text:p>
      <text:p text:style-name="P9"><text:tab/><text:tab/>1.4. 2015</text:p>
      <text:p text:style-name="P9"/>
      <text:p text:style-name="P9"><text:tab/>2. Distributions in Linux</text:p>
      <text:p text:style-name="P9"><text:tab/><text:tab/>2.1. RedHat</text:p>
      <text:p text:style-name="P9"><text:tab/><text:tab/>2.2. Ubuntu</text:p>
      <text:p text:style-name="P9"><text:tab/><text:tab/>2.3. Debian</text:p>
      <text:p text:style-name="P9"><text:tab/><text:tab/>2.4. Other</text:p>
      <text:p text:style-name="P9"><text:tab/><text:tab/>2.5. Which to choose ?</text:p>
      <text:p text:style-name="P9"/>
      <text:p text:style-name="P10"><text:tab/><text:span text:style-name="T4">3. licensing </text:span></text:p>
      <text:p text:style-name="P11"><text:tab/><text:tab/>3.1. <text:span text:style-name="T6">A</text:span>bout software licenses</text:p>
      <text:p text:style-name="P11"><text:tab/><text:tab/>3.2. <text:span text:style-name="T6">P</text:span>ublic domain software and freeware </text:p>
      <text:p text:style-name="P11"><text:tab/><text:tab/>3.3. Free Software or Open Source Software </text:p>
      <text:p text:style-name="P11"><text:tab/><text:tab/>3.4. GNU General Public License</text:p>
      <text:p text:style-name="P11"><text:tab/><text:tab/>3.5. <text:span text:style-name="T6">U</text:span>sing GPLv3 software </text:p>
      <text:p text:style-name="P11"><text:tab/><text:tab/>3.6. BSD license</text:p>
      <text:p text:style-name="P11"><text:tab/><text:tab/>3.7. <text:span text:style-name="T6">O</text:span>ther licenses</text:p>
      <text:p text:style-name="P11"><text:tab/><text:tab/>3.8. <text:span text:style-name="T6">C</text:span>ombination of software licenses</text:p>
      <text:p text:style-name="P12"/>
      <text:p text:style-name="P12">II. Installing Linux</text:p>
      <text:p text:style-name="P13"><text:tab/></text:p>
      <text:p text:style-name="P13"><text:tab/>4. <text:span text:style-name="T7">I</text:span>nstalling Debian 8 </text:p>
      <text:p text:style-name="P12"><text:tab/><text:tab/>4.1. Debian</text:p>
      <text:p text:style-name="P12"><text:tab/><text:tab/>4.2. Downloading </text:p>
      <text:p text:style-name="P12"><text:tab/><text:tab/>4.3. <text:span text:style-name="T5">V</text:span>irtualbox networking </text:p>
      <text:p text:style-name="P12"><text:tab/><text:tab/>4.4. <text:span text:style-name="T5">S</text:span>etting the hostname</text:p>
      <text:p text:style-name="P12"><text:tab/><text:tab/>4.5. <text:span text:style-name="T5">A</text:span>dding a static ip address </text:p>
      <text:p text:style-name="P12"><text:tab/><text:tab/>4.6. Debian package management</text:p>
      <text:p text:style-name="P12"/>
      <text:p text:style-name="P14"><text:tab/>5. installing CentOS 7 </text:p>
      <text:p text:style-name="P14"><text:tab/><text:tab/>5.1. Download a CentOS 7 image</text:p>
      <text:p text:style-name="P14"><text:tab/><text:tab/>5.2. Virtualbox</text:p>
      <text:p text:style-name="P14"><text:tab/><text:tab/>5.3. CentOS 7 installing</text:p>
      <text:p text:style-name="P14"><text:tab/><text:tab/>5.4. CentOS 7 first logon</text:p>
      <text:p text:style-name="P14"><text:tab/><text:tab/>5.5. Virtualbox network interface</text:p>
      <text:p text:style-name="P14"><text:tab/><text:tab/>5.6. configuring the network </text:p>
      <text:p text:style-name="P14"><text:tab/><text:tab/>5.7. Adding one static ip address</text:p>
      <text:p text:style-name="P14"><text:tab/><text:tab/>5.8. Package management</text:p>
      <text:p text:style-name="P14"><text:tab/><text:tab/>5.9. Logon from Linux and MacOSX</text:p>
      <text:p text:style-name="P14"><text:tab/><text:tab/>5.10. Logon from MS Windows</text:p>
      <text:p text:style-name="P14"/>
      <text:p text:style-name="P14"/>
      <text:p text:style-name="P15"><text:soft-page-break/><text:tab/>6. Getting Linux at home</text:p>
      <text:p text:style-name="P15"><text:tab/><text:tab/>6.1. download a Linux CD image</text:p>
      <text:p text:style-name="P15"><text:tab/><text:tab/>6.2. download Virtualbox </text:p>
      <text:p text:style-name="P15"><text:tab/><text:tab/>6.3. create a virtual machine </text:p>
      <text:p text:style-name="P15"><text:tab/><text:tab/>6.4. attach the CD image </text:p>
      <text:p text:style-name="P15"><text:tab/><text:tab/>6.5. install Linux</text:p>
      <text:p text:style-name="P15"/>
      <text:p text:style-name="P16">III. first steps on the command line</text:p>
      <text:p text:style-name="P16"/>
      <text:p text:style-name="P16"><text:tab/>7. man pages </text:p>
      <text:p text:style-name="P16"><text:tab/><text:tab/>7.1. man $command </text:p>
      <text:p text:style-name="P16"><text:tab/><text:tab/>7.2. man $configfile </text:p>
      <text:p text:style-name="P16"><text:tab/><text:tab/>7.3. man $daemon</text:p>
      <text:p text:style-name="P16"><text:tab/><text:tab/>7.4. man -k (apropos)</text:p>
      <text:p text:style-name="P16"><text:tab/><text:tab/>7.5. whatis </text:p>
      <text:p text:style-name="P16"><text:tab/><text:tab/>7.6. whereis </text:p>
      <text:p text:style-name="P16"><text:tab/><text:tab/>7.7. man sections</text:p>
      <text:p text:style-name="P17"><text:tab/><text:tab/>7.8. man $section $file </text:p>
      <text:p text:style-name="P17"><text:tab/><text:tab/>7.9. man man</text:p>
      <text:p text:style-name="P17"><text:tab/><text:tab/>7.10. mandb</text:p>
      <text:p text:style-name="P17"/>
      <text:p text:style-name="P18"><text:tab/>8. working with directories</text:p>
      <text:p text:style-name="P18"><text:tab/><text:tab/>8.1. pwd</text:p>
      <text:p text:style-name="P18"><text:tab/><text:tab/>8.2. cd </text:p>
      <text:p text:style-name="P18"><text:tab/><text:tab/>8.3. absolute and relative paths .</text:p>
      <text:p text:style-name="P18"><text:tab/><text:tab/>8.4. path completion </text:p>
      <text:p text:style-name="P18"><text:tab/><text:tab/>8.5. ls </text:p>
      <text:p text:style-name="P18"><text:tab/><text:tab/>8.6. mkdir .</text:p>
      <text:p text:style-name="P18"><text:tab/><text:tab/>8.7. rmdir </text:p>
      <text:p text:style-name="P18"><text:tab/><text:tab/>8.8. practice: working with directories </text:p>
      <text:p text:style-name="P18"><text:tab/><text:tab/>8.9. solution: working with directories</text:p>
      <text:p text:style-name="P18"/>
      <text:p text:style-name="P19"><text:tab/>9. working with files </text:p>
      <text:p text:style-name="P19"><text:tab/><text:tab/>9.1. all files are case sensitive</text:p>
      <text:p text:style-name="P19"><text:tab/><text:tab/>9.2. everything is a file</text:p>
      <text:p text:style-name="P19"><text:tab/><text:tab/>9.3. file </text:p>
      <text:p text:style-name="P19"><text:tab/><text:tab/>9.4. touch </text:p>
      <text:p text:style-name="P19"><text:tab/><text:tab/>9.5. rm </text:p>
      <text:p text:style-name="P19"><text:tab/><text:tab/>9.6. cp</text:p>
      <text:p text:style-name="P19"><text:tab/><text:tab/>9.7. mv </text:p>
      <text:p text:style-name="P19"><text:tab/><text:tab/>9.8. rename</text:p>
      <text:p text:style-name="P19"><text:tab/><text:tab/>9.9. practice: working with files </text:p>
      <text:p text:style-name="P19"><text:tab/><text:tab/>9.10. solution: working with files</text:p>
      <text:p text:style-name="P20"/>
      <text:p text:style-name="P20"><text:tab/>10. working with file contents</text:p>
      <text:p text:style-name="P20"><text:tab/><text:tab/>10.1. head </text:p>
      <text:p text:style-name="P20"><text:tab/><text:tab/>10.2. tail </text:p>
      <text:p text:style-name="P20"><text:tab/><text:tab/>10.3. cat</text:p>
      <text:p text:style-name="P20"><text:tab/><text:tab/>10.4. tac</text:p>
      <text:p text:style-name="P20"><text:soft-page-break/><text:tab/><text:tab/>10.5. more and less </text:p>
      <text:p text:style-name="P20"><text:tab/><text:tab/>10.6. strings </text:p>
      <text:p text:style-name="P20"><text:tab/><text:tab/>10.7. practice: file contents </text:p>
      <text:p text:style-name="P20"><text:tab/><text:tab/>10.8. solution: file contents</text:p>
      <text:p text:style-name="P20"/>
      <text:p text:style-name="P21"><text:tab/>11. the Linux file tree</text:p>
      <text:p text:style-name="P21"><text:tab/><text:tab/>11.1. filesystem hierarchy standard</text:p>
      <text:p text:style-name="P21"><text:tab/><text:tab/>11.2. man hier <text:tab/></text:p>
      <text:p text:style-name="P21"><text:tab/><text:tab/>11.3. the root directory / </text:p>
      <text:p text:style-name="P21"><text:tab/><text:tab/>11.4. binary directories </text:p>
      <text:p text:style-name="P21"><text:tab/><text:tab/>11.5. configuration directories</text:p>
      <text:p text:style-name="P21"><text:tab/><text:tab/>11.6. data directories</text:p>
      <text:p text:style-name="P21"><text:tab/><text:tab/>11.7. in memory directories</text:p>
      <text:p text:style-name="P21"><text:tab/><text:tab/>11.8. /usr Unix System Resources </text:p>
      <text:p text:style-name="P21"><text:tab/><text:tab/>11.9. /var variable data </text:p>
      <text:p text:style-name="P21"><text:tab/><text:tab/>11.10. practice: file system tree </text:p>
      <text:p text:style-name="P21"><text:tab/><text:tab/>11.11. solution: file system tree</text:p>
      <text:p text:style-name="P21"/>
      <text:p text:style-name="P22">IV. shell expansion</text:p>
      <text:p text:style-name="P23"><text:tab/></text:p>
      <text:p text:style-name="P23"><text:span text:style-name="T8"><text:tab/>12. commands and arguments </text:span></text:p>
      <text:p text:style-name="P24"><text:tab/><text:tab/>12.1. arguments </text:p>
      <text:p text:style-name="P24"><text:tab/><text:tab/>12.2. white space removal </text:p>
      <text:p text:style-name="P24"><text:tab/><text:tab/>12.3. single quotes</text:p>
      <text:p text:style-name="P24"><text:tab/><text:tab/>12.4. double quotes </text:p>
      <text:p text:style-name="P24"><text:tab/><text:tab/>12.5. echo and quotes</text:p>
      <text:p text:style-name="P24"><text:tab/><text:tab/>12.6. commands</text:p>
      <text:p text:style-name="P24"><text:tab/><text:tab/>12.7. aliases</text:p>
      <text:p text:style-name="P24"><text:tab/><text:tab/>12.8. displaying shell expansion</text:p>
      <text:p text:style-name="P24"><text:tab/><text:tab/>12.9. practice: commands and arguments </text:p>
      <text:p text:style-name="P24"><text:tab/><text:tab/>12.10. solution: commands and arguments</text:p>
      <text:p text:style-name="P24"/>
      <text:p text:style-name="P25"><text:tab/>13. control operators</text:p>
      <text:p text:style-name="P25"><text:tab/><text:tab/>13.1. ; semicolon </text:p>
      <text:p text:style-name="P25"><text:tab/><text:tab/>13.2. &amp; ampersand </text:p>
      <text:p text:style-name="P25"><text:tab/><text:tab/>13.3. $? dollar question mark</text:p>
      <text:p text:style-name="P25"><text:tab/><text:tab/>13.4. &amp;&amp; double ampersand </text:p>
      <text:p text:style-name="P25"><text:tab/><text:tab/>13.5. || double vertical bar </text:p>
      <text:p text:style-name="P25"><text:tab/><text:tab/>13.6. combining &amp;&amp; and || </text:p>
      <text:p text:style-name="P25"><text:tab/><text:tab/>13.7. # pound sign </text:p>
      <text:p text:style-name="P25"><text:tab/><text:tab/>13.8. \ escaping special characters</text:p>
      <text:p text:style-name="P25"><text:tab/><text:tab/>13.9. practice: control operators </text:p>
      <text:p text:style-name="P25"><text:tab/><text:tab/>13.10. solution: control operators</text:p>
      <text:p text:style-name="P25"/>
      <text:p text:style-name="P26"><text:tab/>14. shell variables</text:p>
      <text:p text:style-name="P26"><text:tab/><text:tab/>14.1. $ dollar sign </text:p>
      <text:p text:style-name="P26"><text:tab/><text:tab/>14.2. case sensitive </text:p>
      <text:p text:style-name="P26"><text:tab/><text:tab/>14.3. creating variables</text:p>
      <text:p text:style-name="P26"><text:tab/><text:tab/>14.4. quotes </text:p>
      <text:p text:style-name="P26"><text:soft-page-break/><text:tab/><text:tab/>14.5. set </text:p>
      <text:p text:style-name="P26"><text:tab/><text:tab/>14.6. unset</text:p>
      <text:p text:style-name="P26"><text:tab/><text:tab/>14.7. $PS1 </text:p>
      <text:p text:style-name="P26"><text:tab/><text:tab/>14.8. $PATH</text:p>
      <text:p text:style-name="P26"><text:tab/><text:tab/>14.9. env </text:p>
      <text:p text:style-name="P26"><text:tab/><text:tab/>14.10. export</text:p>
      <text:p text:style-name="P26"><text:tab/><text:tab/>14.11. delineate variables </text:p>
      <text:p text:style-name="P26"><text:tab/><text:tab/>14.12. unbound variables</text:p>
      <text:p text:style-name="P26"><text:tab/><text:tab/>14.13. practice: shell variables </text:p>
      <text:p text:style-name="P26"><text:tab/><text:tab/>14.14. solution: shell variables</text:p>
      <text:p text:style-name="P26"/>
      <text:p text:style-name="P27"><text:tab/>15. shell embedding and options </text:p>
      <text:p text:style-name="P27"><text:tab/><text:tab/>15.1. shell embedding </text:p>
      <text:p text:style-name="P27"><text:tab/><text:tab/>15.2. shell options</text:p>
      <text:p text:style-name="P27"><text:tab/><text:tab/>15.3. practice: shell embedding </text:p>
      <text:p text:style-name="P27"><text:tab/><text:tab/>15.4. solution: shell embedding</text:p>
      <text:p text:style-name="P27"/>
      <text:p text:style-name="P28"><text:tab/>16. shell history </text:p>
      <text:p text:style-name="P28"><text:tab/><text:tab/>16.1. repeating the last command </text:p>
      <text:p text:style-name="P28"><text:tab/><text:tab/>16.2. repeating other commands </text:p>
      <text:p text:style-name="P28"><text:tab/><text:tab/>16.3. history </text:p>
      <text:p text:style-name="P28"><text:tab/><text:tab/>16.4. !n </text:p>
      <text:p text:style-name="P28"><text:tab/><text:tab/>16.5. Ctrl-r</text:p>
      <text:p text:style-name="P28"><text:tab/><text:tab/>16.6. $HISTSIZE</text:p>
      <text:p text:style-name="P28"><text:tab/><text:tab/>16.7. $HISTFILE </text:p>
      <text:p text:style-name="P28"><text:tab/><text:tab/>16.8. $HISTFILESIZE</text:p>
      <text:p text:style-name="P28"><text:tab/><text:tab/>16.9. prevent recording a command </text:p>
      <text:p text:style-name="P28"><text:tab/><text:tab/>16.10. (optional)regular expressions</text:p>
      <text:p text:style-name="P28"><text:tab/><text:tab/>16.11. (optional) Korn shell history</text:p>
      <text:p text:style-name="P28"><text:tab/><text:tab/>16.12. practice: shell history </text:p>
      <text:p text:style-name="P28"><text:tab/><text:tab/>16.13. solution: shell history</text:p>
      <text:p text:style-name="P28"><text:tab/></text:p>
      <text:p text:style-name="P29"><text:tab/> 17. file globbing</text:p>
      <text:p text:style-name="P29"><text:tab/><text:tab/>17.1. * asterisk </text:p>
      <text:p text:style-name="P29"><text:tab/><text:tab/>17.2. ? question mark </text:p>
      <text:p text:style-name="P29"><text:tab/><text:tab/>17.3. [] square brackets </text:p>
      <text:p text:style-name="P29"><text:tab/><text:tab/>17.4. a-z and 0-9 ranges </text:p>
      <text:p text:style-name="P29"><text:tab/><text:tab/>17.5. $LANG and square brackets </text:p>
      <text:p text:style-name="P29"><text:tab/><text:tab/>17.6. preventing file globbing </text:p>
      <text:p text:style-name="P29"><text:tab/><text:tab/>17.7. practice: shell globbing </text:p>
      <text:p text:style-name="P29">17.8. solution: shell globbing</text:p>
      <text:p text:style-name="P29"/>
      <text:p text:style-name="P30">V. pipes and commands </text:p>
      <text:p text:style-name="P30"><text:tab/>18. I/O redirection </text:p>
      <text:p text:style-name="P30"><text:tab/><text:tab/>18.1. stdin, stdout, and stderr </text:p>
      <text:p text:style-name="P30"><text:tab/><text:tab/>18.2. output redirection</text:p>
      <text:p text:style-name="P30"><text:tab/><text:tab/>18.3. error redirection</text:p>
      <text:p text:style-name="P31"><text:tab/><text:tab/>18.4. output redirection and pipes</text:p>
      <text:p text:style-name="P31"><text:tab/><text:tab/>18.5. joining stdout and stderr </text:p>
      <text:p text:style-name="P31"><text:soft-page-break/><text:tab/><text:tab/>18.6. input redirection</text:p>
      <text:p text:style-name="P31"><text:tab/><text:tab/>18.7. confusing redirection </text:p>
      <text:p text:style-name="P31"><text:tab/><text:tab/>18.8. quick file clear</text:p>
      <text:p text:style-name="P31"><text:tab/><text:tab/>18.9. practice: input/output redirection</text:p>
      <text:p text:style-name="P31"><text:tab/><text:tab/>18.10. solution: input/output redirection</text:p>
      <text:p text:style-name="P31"/>
      <text:p text:style-name="P32"><text:tab/>19. filters </text:p>
      <text:p text:style-name="P32"><text:tab/><text:tab/>19.1. cat </text:p>
      <text:p text:style-name="P32"><text:tab/><text:tab/>19.2. tee</text:p>
      <text:p text:style-name="P32"><text:tab/><text:tab/>19.3. grep</text:p>
      <text:p text:style-name="P32"><text:tab/><text:tab/>19.4. cut </text:p>
      <text:p text:style-name="P32"><text:tab/><text:tab/>19.5. tr</text:p>
      <text:p text:style-name="P32"><text:tab/><text:tab/>19.6. wc </text:p>
      <text:p text:style-name="P32"><text:tab/><text:tab/>19.7. sort </text:p>
      <text:p text:style-name="P32"><text:tab/><text:tab/>19.8. uniq</text:p>
      <text:p text:style-name="P32"><text:tab/><text:tab/>19.9. comm </text:p>
      <text:p text:style-name="P32"><text:tab/><text:tab/>19.10. od</text:p>
      <text:p text:style-name="P32"><text:tab/><text:tab/>19.11. sed </text:p>
      <text:p text:style-name="P32"><text:tab/><text:tab/>19.12. pipe examples</text:p>
      <text:p text:style-name="P32"><text:tab/><text:tab/>19.13. practice: filters </text:p>
      <text:p text:style-name="P32"><text:tab/><text:tab/>19.14. solution: fil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26:52.812641079</meta:creation-date>
    <dc:date>2018-03-07T17:28:53.483456621</dc:date>
    <meta:editing-duration>PT1H1M7S</meta:editing-duration>
    <meta:editing-cycles>34</meta:editing-cycles>
    <meta:generator>LibreOffice/5.0.6.2$Linux_X86_64 LibreOffice_project/00$Build-2</meta:generator>
    <meta:document-statistic meta:table-count="0" meta:image-count="0" meta:object-count="0" meta:page-count="6" meta:paragraph-count="204" meta:word-count="827" meta:character-count="5647" meta:non-whitespace-character-count="4544"/>
  </office:meta>
</office:document-meta>
</file>